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Preformatted_20_Text">
      <style:text-properties fo:font-weight="normal" style:font-weight-asian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cc000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positories</text:p>
      <text:p text:style-name="P3"/>
      <text:p text:style-name="P5">There is <text:span text:style-name="T1">no central server repository</text:span>: (but it could be easily set up)</text:p>
      <text:p text:style-name="P2"/>
      <text:p text:style-name="P5">Git repo contains:</text:p>
      <text:p text:style-name="P5">* commit objects</text:p>
      <text:p text:style-name="P5">* heads = references to commit objects</text:p>
      <text:p text:style-name="P5"/>
      <text:p text:style-name="P5"><text:span text:style-name="T1">Commit object</text:span> contains:</text:p>
      <text:p text:style-name="P5">- set of files</text:p>
      <text:p text:style-name="P5">- references to parent commit objects</text:p>
      <text:p text:style-name="P5">- An SHA1 name to identify the CO</text:p>
      <text:p text:style-name="P5"/>
      <text:p text:style-name="P3">Head<text:span text:style-name="T4">: </text:span></text:p>
      <text:p text:style-name="P3"><text:span text:style-name="T4">- reference to </text:span>commit object</text:p>
      <text:p text:style-name="P5">- each head has a name. By default, there is a head in every repository called <text:span text:style-name="T1">master</text:span>. A repository can contain any number of heads. At any given time, one head is selected as the “current head.” This head is aliased to HEAD, always in capitals.</text:p>
      <text:p text:style-name="P5"/>
      <text:p text:style-name="P5"><text:span text:style-name="T1">origin</text:span> = the original remote repository</text:p>
      <text:p text:style-name="P3">branch<text:span text:style-name="T4"> = a pointer to a commit</text:span></text:p>
      <text:p text:style-name="P3">master<text:span text:style-name="T4"> = the default branch</text:span></text:p>
      <text:p text:style-name="P3">HEAD<text:span text:style-name="T4"> = pointer to the local branch you're currently on</text:span></text:p>
      <text:p text:style-name="P5"/>
      <text:p text:style-name="P5"/>
      <text:p text:style-name="P3"><text:span text:style-name="T3">git init</text:span> <text:span text:style-name="T4"><text:s/>- creates a repo in current dir</text:span></text:p>
      <text:p text:style-name="P5"/>
      <text:p text:style-name="P3"><text:span text:style-name="T4"><text:s/>Putting a caret (^) after a commit name retrieves the parent of that commit.</text:span> </text:p>
      <text:p text:style-name="P3"/>
      <text:p text:style-name="P3"/>
      <text:p text:style-name="P8">Branches</text:p>
      <text:p text:style-name="P8"/>
      <text:p text:style-name="P5">Every branch is represented by one head, and every head represents one branch.</text:p>
      <text:p text:style-name="P5"/>
      <text:p text:style-name="P3">Create branch: <text:span text:style-name="T3">git branch</text:span><text:span text:style-name="T7"> </text:span><text:span text:style-name="T3">[new-head-name] [reference to]</text:span></text:p>
      <text:p text:style-name="P10">Switch branch: <text:span text:style-name="T3">git checkout [head-name]</text:span></text:p>
      <text:p text:style-name="P11"/>
      <text:p text:style-name="P11"/>
      <text:p text:style-name="P11">the master branch is <text:span text:style-name="T1">always</text:span> in a release-able state.</text:p>
      <text:p text:style-name="P11"/>
      <text:p text:style-name="P9"/>
      <text:p text:style-name="P9"/>
      <text:p text:style-name="P9"/>
      <text:p text:style-name="P10">Rebasing</text:p>
      <text:p text:style-name="P9">- alternative to merging: <text:span text:style-name="T1">merge </text:span><text:span text:style-name="T5">creates a new snapshot and commit, whereas </text:span><text:span text:style-name="T6">rebase </text:span>takes all the changes that were committed on one branch and replay them on another one</text:p>
      <text:p text:style-name="P9">- makes a cleaner history</text:p>
      <text:p text:style-name="P9"/>
      <text:p text:style-name="P9">1. <text:s/>if you are developing a branch on your own and not sharing it with anyone, you could rebase it to keep the branch up to date with respect to the main branch</text:p>
      <text:p text:style-name="P9">2. if you commit to a branch but that branch changes at the same time on a remote machine, you can use rebase to shift your own commits, allowing you to push your commits to the remote repository.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2">Getting started</text:p>
      <text:p text:style-name="Preformatted_20_Text"/>
      <text:p text:style-name="Preformatted_20_Text"/>
      <text:p text:style-name="Preformatted_20_Text">- clients don’t just check out the latest snapshot of the files: they fully mirror the repository.</text:p>
      <text:p text:style-name="Preformatted_20_Text"/>
      <text:p text:style-name="Preformatted_20_Text"><text:s/>most other systems store information as a list of file-based changes.</text:p>
      <text:p text:style-name="Preformatted_20_Text">Git thinks of its data more like a set of snapshots of a mini filesystem.</text:p>
      <text:p text:style-name="Preformatted_20_Text">Every time you commit, or save the state of your project in Git, it basically takes a picture of what all your files look like at that moment and stores a reference to that <text:span text:style-name="T2">snapshot</text:span></text:p>
      <text:p text:style-name="Preformatted_20_Text"/>
      <text:p text:style-name="Preformatted_20_Text">you have the entire history of the project right there on your local disk, most operations seem almost <text:span text:style-name="T1">instantaneous</text:span>.</text:p>
      <text:p text:style-name="Preformatted_20_Text"/>
      <text:p text:style-name="Preformatted_20_Text">Everything in Git is <text:span text:style-name="T1">check-summed</text:span> before it is stored and is then referred to by that checksum. This means it’s impossible to change the contents of any file or directory without Git knowing about it.</text:p>
      <text:p text:style-name="Preformatted_20_Text"/>
      <text:p text:style-name="Preformatted_20_Text"/>
      <text:p text:style-name="P1">The three states:</text:p>
      <text:p text:style-name="Preformatted_20_Text">- Git has three main states that your files can reside in: </text:p>
      <text:p text:style-name="P1">committed:</text:p>
      <text:p text:style-name="Preformatted_20_Text"><text:span text:style-name="T1"><text:tab/>- </text:span><text:span text:style-name="T4">data is safely stored on local database</text:span></text:p>
      <text:p text:style-name="P1">modified:</text:p>
      <text:p text:style-name="Preformatted_20_Text"><text:span text:style-name="T1"><text:tab/>- </text:span><text:span text:style-name="T4">file changed, not yet committed</text:span></text:p>
      <text:p text:style-name="P1">staged:</text:p>
      <text:p text:style-name="Preformatted_20_Text"><text:span text:style-name="T1"><text:tab/>- </text:span><text:span text:style-name="T4">a modified file is marked to go into your next commit snapshot</text:span></text:p>
      <text:p text:style-name="P4"/>
      <text:p text:style-name="P4"/>
      <text:p text:style-name="Preformatted_20_Text"><text:span text:style-name="T4">The </text:span><text:span text:style-name="T1">basic Git workflow</text:span><text:span text:style-name="T4"> goes something like this:</text:span></text:p>
      <text:p text:style-name="P4"><text:tab/>1. You modify files in your working directory.</text:p>
      <text:p text:style-name="P4"><text:tab/>2. You stage the files, adding snapshots of them to your staging area.</text:p>
      <text:p text:style-name="P4"><text:tab/>3. You do a commit, which takes the files as they are in the staging area <text:tab/><text:tab/>and stores that snapshot permanently to your Git directory.</text:p>
      <text:p text:style-name="Preformatted_20_Text"/>
      <text:p text:style-name="Preformatted_20_Text"/>
      <text:p text:style-name="P2"/>
      <text:p text:style-name="P2"/>
      <text:p text:style-name="P2">Git Basics - Getting a Git Repository</text:p>
      <text:p text:style-name="P2"/>
      <text:p text:style-name="P5"/>
      <text:p text:style-name="P5">cloning: </text:p>
      <text:p text:style-name="P5"><text:span text:style-name="T2"><text:tab/>git-clone: </text:span>Git receives a copy of nearly all data that the server has.</text:p>
      <text:p text:style-name="P5">adding new files</text:p>
      <text:p text:style-name="P5"><text:tab/><text:span text:style-name="T2">git-add: </text:span><text:span text:style-name="T5">add files to index</text:span></text:p>
      <text:p text:style-name="P6"><text:soft-page-break/></text:p>
      <text:p text:style-name="P5"><text:span text:style-name="T5">If you </text:span><text:span text:style-name="T6">modify a file after you run git add</text:span><text:span text:style-name="T5">, you have to run git add again to stage the latest version of the file.</text:span></text:p>
      <text:p text:style-name="P6"/>
      <text:p text:style-name="P6"/>
      <text:p text:style-name="P5"><text:span text:style-name="T5">If you want </text:span><text:span text:style-name="T6">to see what you’ve staged that will go into your next commit</text:span><text:span text:style-name="T5">, you can use git diff –staged.</text:span></text:p>
      <text:p text:style-name="P6">git diff shows only changes still unstaged</text:p>
      <text:p text:style-name="P6"/>
      <text:p text:style-name="P6"/>
      <text:p text:style-name="P6"/>
      <text:p text:style-name="P6"/>
      <text:p text:style-name="P7">git commit –amend</text:p>
      <text:p text:style-name="P6"><text:tab/>This command takes your staging area and uses it for the commit</text:p>
      <text:p text:style-name="P6"/>
      <text:p text:style-name="P6"/>
      <text:p text:style-name="P6"/>
      <text:p text:style-name="P6"/>
      <text:p text:style-name="P3">git diff trunk master</text:p>
      <text:p text:style-name="P3"><text:tab/><text:span text:style-name="T4">see diff between local and remote repo</text:span></text:p>
      <text:p text:style-name="P5"/>
      <text:p text:style-name="P5"/>
      <text:p text:style-name="P3">modify a commit</text:p>
      <text:p text:style-name="P3"><text:span text:style-name="T4">git reset --soft HEAD^ <text:line-break/></text:span><text:span text:style-name="T8">Andrei Benea: </text:span><text:span text:style-name="T4">recomand git commit --am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5T17:30:27</dc:date>
    <meta:generator>LibreOffice/3.5$Linux_X86_64 LibreOffice_project/350m1$Build-2</meta:generator>
    <meta:editing-duration>PT2H55M32S</meta:editing-duration>
    <meta:editing-cycles>92</meta:editing-cycles>
    <meta:document-statistic meta:table-count="0" meta:image-count="0" meta:object-count="0" meta:page-count="3" meta:paragraph-count="61" meta:word-count="648" meta:character-count="3539" meta:non-whitespace-character-count="2933"/>
  </office:meta>
</office:document-meta>
</file>